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76mm"/>
    </style:style>
    <style:style style:name="co2" style:family="table-column">
      <style:table-column-properties fo:break-before="auto" style:column-width="38.66mm"/>
    </style:style>
    <style:style style:name="co3" style:family="table-column">
      <style:table-column-properties fo:break-before="auto" style:column-width="55.28mm"/>
    </style:style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38.38mm"/>
    </style:style>
    <style:style style:name="co6" style:family="table-column">
      <style:table-column-properties fo:break-before="auto" style:column-width="34.03mm"/>
    </style:style>
    <style:style style:name="co7" style:family="table-column">
      <style:table-column-properties fo:break-before="auto" style:column-width="40.3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49.28mm"/>
    </style:style>
    <style:style style:name="co10" style:family="table-column">
      <style:table-column-properties fo:break-before="auto" style:column-width="45.19mm"/>
    </style:style>
    <style:style style:name="co11" style:family="table-column">
      <style:table-column-properties fo:break-before="auto" style:column-width="48.47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#009900" style:text-align-source="fix" style:repeat-content="false"/>
      <style:paragraph-properties fo:text-align="center" fo:margin-left="0mm"/>
      <style:text-properties fo:color="#ffffff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 style:data-style-name="N104">
      <style:table-cell-properties fo:background-color="#00cc00"/>
      <style:text-properties fo:color="#ffffff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#666666" style:text-align-source="fix" style:repeat-content="fals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map style:condition="is-true-formula([#REF!]=&quot;Entrada&quot;)" style:apply-style-name="Sem_20_título5" style:base-cell-address="formulario.A7"/>
      <style:map style:condition="is-true-formula([#REF!]=&quot;Saída&quot;)" style:apply-style-name="Sem_20_título6" style:base-cell-address="formulario.A7"/>
    </style:style>
    <style:style style:name="ce5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map style:condition="is-true-formula([.$B14]=&quot;Entrada&quot;)" style:apply-style-name="Sem_20_título5" style:base-cell-address="formulario.A15"/>
      <style:map style:condition="is-true-formula([.$B14]=&quot;Saída&quot;)" style:apply-style-name="Sem_20_título6" style:base-cell-address="formulario.A15"/>
    </style:style>
    <style:style style:name="ce6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map style:condition="is-true-formula([.$B15]=&quot;Entrada&quot;)" style:apply-style-name="Sem_20_título5" style:base-cell-address="formulario.A16"/>
      <style:map style:condition="is-true-formula([.$B15]=&quot;Saída&quot;)" style:apply-style-name="Sem_20_título6" style:base-cell-address="formulario.A16"/>
    </style:style>
    <style:style style:name="ce7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color="#000000"/>
      <style:map style:condition="is-true-formula([#REF!]=&quot;Entrada&quot;)" style:apply-style-name="Sem_20_título5" style:base-cell-address="formulario.A7"/>
      <style:map style:condition="is-true-formula([#REF!]=&quot;Saída&quot;)" style:apply-style-name="Sem_20_título6" style:base-cell-address="formulario.A7"/>
    </style:style>
    <style:style style:name="ce8" style:family="table-cell" style:parent-style-name="Default">
      <style:map style:condition="is-true-formula([#REF!]=&quot;Entrada&quot;)" style:apply-style-name="Sem_20_título5" style:base-cell-address="formulario.A7"/>
      <style:map style:condition="is-true-formula([#REF!]=&quot;Saída&quot;)" style:apply-style-name="Sem_20_título6" style:base-cell-address="formulario.A7"/>
    </style:style>
    <style:style style:name="ce9" style:family="table-cell" style:parent-style-name="Default">
      <style:table-cell-properties fo:background-color="#ff3300" style:text-align-source="fix" style:repeat-content="false"/>
      <style:paragraph-properties fo:text-align="center" fo:margin-left="0mm"/>
      <style:text-properties fo:color="#ffffff"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 style:data-style-name="N104">
      <style:table-cell-properties fo:background-color="#ff6666"/>
      <style:text-properties fo:color="#ffffff"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map style:condition="is-true-formula([#REF!]=&quot;Entrada&quot;)" style:apply-style-name="Sem_20_título5" style:base-cell-address="formulario.A7"/>
      <style:map style:condition="is-true-formula([#REF!]=&quot;Saída&quot;)" style:apply-style-name="Sem_20_título6" style:base-cell-address="formulario.A7"/>
    </style:style>
    <style:style style:name="ce12" style:family="table-cell" style:parent-style-name="Default">
      <style:map style:condition="is-true-formula([#REF!]=&quot;Entrada&quot;)" style:apply-style-name="Sem_20_título5" style:base-cell-address="formulario.A7"/>
      <style:map style:condition="is-true-formula([#REF!]=&quot;Saída&quot;)" style:apply-style-name="Sem_20_título6" style:base-cell-address="formulario.A7"/>
    </style:style>
    <style:style style:name="ce13" style:family="table-cell" style:parent-style-name="Default">
      <style:text-properties style:font-name="Liberation Sans" style:font-name-asian="Noto Sans CJK SC Regular" style:font-name-complex="FreeSans"/>
      <style:map style:condition="is-true-formula([#REF!]=&quot;Entrada&quot;)" style:apply-style-name="Sem_20_título5" style:base-cell-address="formulario.A7"/>
      <style:map style:condition="is-true-formula([#REF!]=&quot;Saída&quot;)" style:apply-style-name="Sem_20_título6" style:base-cell-address="formulario.A7"/>
    </style:style>
    <style:style style:name="ce14" style:family="table-cell" style:parent-style-name="Default">
      <style:map style:condition="is-true-formula([#REF!]=&quot;Entrada&quot;)" style:apply-style-name="Sem_20_título5" style:base-cell-address="formulario.A7"/>
      <style:map style:condition="is-true-formula([#REF!]=&quot;Saída&quot;)" style:apply-style-name="Sem_20_título6" style:base-cell-address="formulario.A7"/>
    </style:style>
    <style:style style:name="ce15" style:family="table-cell" style:parent-style-name="Default">
      <style:table-cell-properties fo:background-color="#1c1c1c" style:text-align-source="fix" style:repeat-content="false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36">
      <style:table-cell-properties fo:background-color="#666666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17" style:family="table-cell" style:parent-style-name="Default" style:data-style-name="N30">
      <style:table-cell-properties style:text-align-source="fix" style:repeat-content="false"/>
      <style:paragraph-properties fo:text-align="center" fo:margin-left="0mm"/>
      <style:map style:condition="is-true-formula([#REF!]=&quot;Entrada&quot;)" style:apply-style-name="Sem_20_título5" style:base-cell-address="formulario.A7"/>
      <style:map style:condition="is-true-formula([#REF!]=&quot;Saída&quot;)" style:apply-style-name="Sem_20_título6" style:base-cell-address="formulario.A7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#REF!]=&quot;Entrada&quot;)" style:apply-style-name="Sem_20_título5" style:base-cell-address="formulario.A7"/>
      <style:map style:condition="is-true-formula([#REF!]=&quot;Saída&quot;)" style:apply-style-name="Sem_20_título6" style:base-cell-address="formulario.A7"/>
    </style:style>
    <style:style style:name="ce19" style:family="table-cell" style:parent-style-name="Default">
      <style:table-cell-properties fo:background-color="#666666"/>
      <style:text-properties fo:color="#ffffff" fo:font-weight="bold" style:font-weight-asian="bold" style:font-weight-complex="bold"/>
    </style:style>
    <style:style style:name="ce20" style:family="table-cell" style:parent-style-name="Default" style:data-style-name="N36">
      <style:table-cell-properties fo:background-color="#ff6600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&quot;Pago&quot;" style:apply-style-name="FormatacaoLinha" style:base-cell-address="formulario.H7"/>
      <style:map style:condition="cell-content()=&quot;Recebido&quot;" style:apply-style-name="Sem_20_título4" style:base-cell-address="formulario.H7"/>
    </style:style>
    <style:style style:name="ce24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&quot;Pago&quot;" style:apply-style-name="FormatacaoLinha" style:base-cell-address="formulario.H7"/>
      <style:map style:condition="cell-content()=&quot;Recebido&quot;" style:apply-style-name="Sem_20_título4" style:base-cell-address="formulario.H7"/>
    </style:style>
    <style:style style:name="ce25" style:family="table-cell" style:parent-style-name="Default">
      <style:table-cell-properties fo:background-color="#666666"/>
      <style:text-properties fo:color="#ffffff"/>
    </style:style>
    <style:style style:name="ce26" style:family="table-cell" style:parent-style-name="Default">
      <style:table-cell-properties fo:border-bottom="0.06pt solid #000000" fo:background-color="#eeeeee" fo:border-left="none" fo:border-right="none" fo:border-top="none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Fluxo)" table:allow-empty-cell="true" table:display-list="sort-ascending" table:base-cell-address="formulario.B7">
          <table:help-message table:title="Fluxo" table:display="false"/>
          <table:error-message table:message-type="stop" table:display="true"/>
        </table:content-validation>
        <table:content-validation table:name="val2" table:condition="of:cell-content-is-in-list(subcat)" table:allow-empty-cell="true" table:display-list="sort-ascending" table:base-cell-address="formulario.C7">
          <table:help-message table:display="true"/>
          <table:error-message table:message-type="stop" table:display="true"/>
        </table:content-validation>
        <table:content-validation table:name="val3" table:condition="of:cell-content-is-in-list(&quot;Recebido&quot;;&quot;Receber&quot;;&quot;Pago&quot;;&quot;Pagar&quot;)" table:allow-empty-cell="false" table:display-list="sort-ascending" table:base-cell-address="formulario.H20">
          <table:error-message table:message-type="stop" table:display="true"/>
        </table:content-validation>
        <table:content-validation table:name="val4" table:base-cell-address="formulario.D7">
          <table:error-message table:message-type="stop" table:display="true"/>
        </table:content-validation>
        <table:content-validation table:name="val5" table:base-cell-address="formulario.E7">
          <table:error-message table:message-type="stop" table:display="true"/>
        </table:content-validation>
        <table:content-validation table:name="val6" table:base-cell-address="formulario.F7">
          <table:error-message table:message-type="stop" table:display="true"/>
        </table:content-validation>
        <table:content-validation table:name="val7" table:condition="of:cell-content-is-in-list(&quot;Recebido&quot;;&quot;Receber&quot;;&quot;Pago&quot;;&quot;Pagar&quot;)" table:allow-empty-cell="true" table:display-list="sort-ascending" table:base-cell-address="formulario.H7">
          <table:error-message table:message-type="stop" table:display="true"/>
        </table:content-validation>
        <table:content-validation table:name="val8" table:condition="of:cell-content-is-in-list(categoria)" table:allow-empty-cell="true" table:display-list="sort-ascending" table:base-cell-address="orcamento.C1">
          <table:error-message table:message-type="stop" table:display="true"/>
        </table:content-validation>
        <table:content-validation table:name="val9" table:condition="of:cell-content-is-in-list(classificacao)" table:allow-empty-cell="true" table:display-list="unsorted" table:base-cell-address="orcamento.D1">
          <table:error-message table:message-type="stop" table:display="true"/>
        </table:content-validation>
        <table:content-validation table:name="val10" table:condition="of:cell-content-is-in-list(Fluxo)" table:allow-empty-cell="true" table:display-list="unsorted" table:base-cell-address="orcamento.E1">
          <table:error-message table:message-type="stop" table:display="true"/>
        </table:content-validation>
      </table:content-validations>
      <table:table table:name="formulari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ce21"/>
        <table:table-column table:style-name="co8" table:number-columns-repeated="1015" table:default-cell-style-name="Default"/>
        <table:table-row table:style-name="ro1">
          <table:table-cell table:style-name="ce1" office:value-type="string" calcext:value-type="string">
            <text:p>Ganho Planejado</text:p>
          </table:table-cell>
          <table:table-cell/>
          <table:table-cell table:style-name="ce9" office:value-type="string" calcext:value-type="string">
            <text:p>Gasto Planejado</text:p>
          </table:table-cell>
          <table:table-cell table:number-columns-repeated="3"/>
          <table:table-cell table:style-name="ce15" office:value-type="string" calcext:value-type="string" table:number-columns-spanned="3" table:number-rows-spanned="1">
            <text:p>Período do Controle</text:p>
          </table:table-cell>
          <table:covered-table-cell table:style-name="ce19"/>
          <table:covered-table-cell table:style-name="ce25"/>
          <table:table-cell table:number-columns-repeated="1014"/>
        </table:table-row>
        <table:table-row table:style-name="ro2">
          <table:table-cell table:style-name="ce2" table:formula="of:=[orcamento.M2]" office:value-type="currency" office:currency="BRL" office:value="4550" calcext:value-type="currency">
            <text:p>R$ 4.550,00</text:p>
          </table:table-cell>
          <table:table-cell/>
          <table:table-cell table:style-name="ce10" table:formula="of:=[orcamento.M3]" office:value-type="currency" office:currency="BRL" office:value="2935" calcext:value-type="currency">
            <text:p>R$ 2.935,00</text:p>
          </table:table-cell>
          <table:table-cell table:number-columns-repeated="3"/>
          <table:table-cell table:style-name="ce3" office:value-type="string" calcext:value-type="string">
            <text:p>Inicio</text:p>
          </table:table-cell>
          <table:table-cell table:style-name="ce3" office:value-type="string" calcext:value-type="string">
            <text:p>Hoje</text:p>
          </table:table-cell>
          <table:table-cell table:style-name="ce3" office:value-type="string" calcext:value-type="string">
            <text:p>Fim</text:p>
          </table:table-cell>
          <table:table-cell table:number-columns-repeated="1014"/>
        </table:table-row>
        <table:table-row table:style-name="ro3">
          <table:table-cell table:number-columns-repeated="6"/>
          <table:table-cell table:style-name="ce16" table:formula="of:=EOMONTH(&quot;01/02/2019&quot;;-1)+1" office:value-type="date" office:date-value="2019-02-01" calcext:value-type="date">
            <text:p>01/02/2019</text:p>
          </table:table-cell>
          <table:table-cell table:style-name="ce20" table:formula="of:=TODAY()" office:value-type="date" office:date-value="2019-12-31" calcext:value-type="date">
            <text:p>31/12/2019</text:p>
          </table:table-cell>
          <table:table-cell table:style-name="ce16" table:formula="of:=EOMONTH(TODAY();0)" office:value-type="date" office:date-value="2019-12-31" calcext:value-type="date">
            <text:p>31/12/2019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content-validation-name="val3"/>
          <table:table-cell table:number-columns-repeated="1019"/>
        </table:table-row>
        <table:table-row table:style-name="ro3">
          <table:table-cell table:number-columns-repeated="1023"/>
        </table:table-row>
        <table:table-row table:style-name="ro2">
          <table:table-cell table:style-name="ce3" office:value-type="string" calcext:value-type="string">
            <text:p>Valor</text:p>
          </table:table-cell>
          <table:table-cell table:style-name="ce3" office:value-type="string" calcext:value-type="string">
            <text:p>Fluxo</text:p>
          </table:table-cell>
          <table:table-cell table:style-name="ce3" office:value-type="string" calcext:value-type="string">
            <text:p>Categoria</text:p>
          </table:table-cell>
          <table:table-cell table:style-name="ce3" office:value-type="string" calcext:value-type="string">
            <text:p>Classificação</text:p>
          </table:table-cell>
          <table:table-cell table:style-name="ce3" office:value-type="string" calcext:value-type="string">
            <text:p>Origem/Destino</text:p>
          </table:table-cell>
          <table:table-cell table:style-name="ce3" office:value-type="string" calcext:value-type="string">
            <text:p>Vencimento</text:p>
          </table:table-cell>
          <table:table-cell table:style-name="ce3" office:value-type="string" calcext:value-type="string">
            <text:p>Lançamento</text:p>
          </table:table-cell>
          <table:table-cell table:style-name="ce22" table:number-columns-repeated="1016"/>
        </table:table-row>
        <table:table-row table:style-name="ro3" table:number-rows-repeated="8">
          <table:table-cell table:style-name="ce4"/>
          <table:table-cell table:style-name="ce8" table:content-validation-name="val1"/>
          <table:table-cell table:style-name="ce11" table:content-validation-name="val2"/>
          <table:table-cell table:style-name="ce12" table:content-validation-name="val4"/>
          <table:table-cell table:style-name="ce13" table:content-validation-name="val5"/>
          <table:table-cell table:style-name="ce14" table:content-validation-name="val6"/>
          <table:table-cell table:style-name="ce17"/>
          <table:table-cell table:style-name="ce23" table:content-validation-name="val7"/>
          <table:table-cell table:number-columns-repeated="1015"/>
        </table:table-row>
        <table:table-row table:style-name="ro3">
          <table:table-cell table:style-name="ce5"/>
          <table:table-cell table:style-name="ce8" table:content-validation-name="val1"/>
          <table:table-cell table:style-name="ce11" table:content-validation-name="val2"/>
          <table:table-cell table:style-name="ce12" table:content-validation-name="val4"/>
          <table:table-cell table:style-name="ce13" table:content-validation-name="val5"/>
          <table:table-cell table:style-name="ce14" table:content-validation-name="val6"/>
          <table:table-cell table:style-name="ce17"/>
          <table:table-cell table:style-name="ce23" table:content-validation-name="val7"/>
          <table:table-cell table:number-columns-repeated="1015"/>
        </table:table-row>
        <table:table-row table:style-name="ro3">
          <table:table-cell table:style-name="ce6"/>
          <table:table-cell table:style-name="ce8" table:content-validation-name="val1"/>
          <table:table-cell table:style-name="ce11" table:content-validation-name="val2"/>
          <table:table-cell table:style-name="ce12" table:content-validation-name="val4"/>
          <table:table-cell table:style-name="ce13" table:content-validation-name="val5"/>
          <table:table-cell table:style-name="ce14" table:content-validation-name="val6"/>
          <table:table-cell table:style-name="ce17"/>
          <table:table-cell table:style-name="ce23" table:content-validation-name="val7"/>
          <table:table-cell table:number-columns-repeated="1015"/>
        </table:table-row>
        <table:table-row table:style-name="ro3" table:number-rows-repeated="3">
          <table:table-cell table:style-name="ce4"/>
          <table:table-cell table:style-name="ce8" table:content-validation-name="val1"/>
          <table:table-cell table:style-name="ce11" table:content-validation-name="val2"/>
          <table:table-cell table:style-name="ce12" table:content-validation-name="val4"/>
          <table:table-cell table:style-name="ce13" table:content-validation-name="val5"/>
          <table:table-cell table:style-name="ce14" table:content-validation-name="val6"/>
          <table:table-cell table:style-name="ce17"/>
          <table:table-cell table:style-name="ce23" table:content-validation-name="val7"/>
          <table:table-cell table:number-columns-repeated="1015"/>
        </table:table-row>
        <table:table-row table:style-name="ro3">
          <table:table-cell table:style-name="ce4"/>
          <table:table-cell table:style-name="ce8" table:content-validation-name="val1"/>
          <table:table-cell table:style-name="ce11" table:content-validation-name="val2"/>
          <table:table-cell table:style-name="ce12" table:content-validation-name="val4"/>
          <table:table-cell table:style-name="ce13" table:content-validation-name="val5"/>
          <table:table-cell table:style-name="ce14" table:content-validation-name="val6"/>
          <table:table-cell table:style-name="ce18"/>
          <table:table-cell table:style-name="ce23" table:content-validation-name="val7"/>
          <table:table-cell table:number-columns-repeated="1015"/>
        </table:table-row>
        <table:table-row table:style-name="ro3" table:number-rows-repeated="19">
          <table:table-cell table:style-name="ce7"/>
          <table:table-cell table:style-name="ce8" table:content-validation-name="val1"/>
          <table:table-cell table:style-name="ce11" table:content-validation-name="val2"/>
          <table:table-cell table:style-name="ce12" table:content-validation-name="val4"/>
          <table:table-cell table:style-name="ce13" table:content-validation-name="val5"/>
          <table:table-cell table:style-name="ce14" table:content-validation-name="val6"/>
          <table:table-cell table:style-name="ce7"/>
          <table:table-cell table:style-name="ce23" table:content-validation-name="val7"/>
          <table:table-cell table:number-columns-repeated="1015"/>
        </table:table-row>
        <table:table-row table:style-name="ro3" table:number-rows-repeated="187">
          <table:table-cell table:style-name="ce7"/>
          <table:table-cell table:style-name="ce8" table:content-validation-name="val1"/>
          <table:table-cell table:style-name="ce11" table:content-validation-name="val2"/>
          <table:table-cell table:style-name="ce12" table:content-validation-name="val4"/>
          <table:table-cell table:style-name="ce13" table:content-validation-name="val5"/>
          <table:table-cell table:style-name="ce14" table:content-validation-name="val6"/>
          <table:table-cell table:style-name="ce7"/>
          <table:table-cell table:style-name="ce24"/>
          <table:table-cell table:number-columns-repeated="1015"/>
        </table:table-row>
        <table:table-row table:style-name="ro3" table:number-rows-repeated="1238">
          <table:table-cell/>
          <table:table-cell table:style-name="ce8" table:content-validation-name="val1"/>
          <table:table-cell table:style-name="ce11" table:content-validation-name="val2"/>
          <table:table-cell table:style-name="ce12" table:content-validation-name="val4"/>
          <table:table-cell table:style-name="ce13" table:content-validation-name="val5"/>
          <table:table-cell table:style-name="ce14" table:content-validation-name="val6"/>
          <table:table-cell table:number-columns-repeated="1017"/>
        </table:table-row>
        <table:table-row table:style-name="ro3" table:number-rows-repeated="75">
          <table:table-cell table:number-columns-repeated="2"/>
          <table:table-cell table:style-name="ce11" table:content-validation-name="val2"/>
          <table:table-cell table:style-name="ce12" table:content-validation-name="val4"/>
          <table:table-cell table:style-name="ce13" table:content-validation-name="val5"/>
          <table:table-cell table:style-name="ce14" table:content-validation-name="val6"/>
          <table:table-cell table:number-columns-repeated="1017"/>
        </table:table-row>
        <table:table-row table:style-name="ro3" table:number-rows-repeated="58">
          <table:table-cell table:number-columns-repeated="3"/>
          <table:table-cell table:style-name="ce12" table:content-validation-name="val4"/>
          <table:table-cell table:style-name="ce13" table:content-validation-name="val5"/>
          <table:table-cell table:style-name="ce14" table:content-validation-name="val6"/>
          <table:table-cell table:number-columns-repeated="1017"/>
        </table:table-row>
        <table:table-row table:style-name="ro3" table:number-rows-repeated="71">
          <table:table-cell table:number-columns-repeated="3"/>
          <table:table-cell table:style-name="ce12" table:content-validation-name="val4"/>
          <table:table-cell table:style-name="ce13" table:content-validation-name="val5"/>
          <table:table-cell table:number-columns-repeated="1018"/>
        </table:table-row>
        <table:table-row table:style-name="ro3" table:number-rows-repeated="233">
          <table:table-cell table:number-columns-repeated="4"/>
          <table:table-cell table:style-name="ce13" table:content-validation-name="val5"/>
          <table:table-cell table:number-columns-repeated="1018"/>
        </table:table-row>
        <table:table-row table:style-name="ro3" table:number-rows-repeated="1046674">
          <table:table-cell table:number-columns-repeated="1023"/>
        </table:table-row>
        <table:table-row table:style-name="ro3">
          <table:table-cell table:number-columns-repeated="1023"/>
        </table:table-row>
        <calcext:conditional-formats>
          <calcext:conditional-format calcext:target-range-address="formulario.H7:formulario.H226">
            <calcext:condition calcext:apply-style-name="FormatacaoLinha" calcext:value="=&quot;Pago&quot;" calcext:base-cell-address="formulario.H7"/>
            <calcext:condition calcext:apply-style-name="Sem título4" calcext:value="=&quot;Recebido&quot;" calcext:base-cell-address="formulario.H7"/>
          </calcext:conditional-format>
          <calcext:conditional-format calcext:target-range-address="formulario.G8:formulario.G16 formulario.A7:formulario.A14 formulario.G17:formulario.G226 formulario.E7:formulario.G7 formulario.A17:formulario.A226 formulario.B8:formulario.B1464 formulario.F8:formulario.F1597 formulario.C8:formulario.C1539 formulario.E9:formulario.E1901 formulario.D8:formulario.D1668 formulario.E8:formulario.E1169">
            <calcext:condition calcext:apply-style-name="Sem título5" calcext:value="formula-is([#REF!]=&quot;Entrada&quot;)" calcext:base-cell-address="formulario.A7"/>
            <calcext:condition calcext:apply-style-name="Sem título6" calcext:value="formula-is([#REF!]=&quot;Saída&quot;)" calcext:base-cell-address="formulario.A7"/>
          </calcext:conditional-format>
          <calcext:conditional-format calcext:target-range-address="formulario.A16:formulario.A16">
            <calcext:condition calcext:apply-style-name="Sem título5" calcext:value="formula-is([.$B15]=&quot;Entrada&quot;)" calcext:base-cell-address="formulario.A16"/>
            <calcext:condition calcext:apply-style-name="Sem título6" calcext:value="formula-is([.$B15]=&quot;Saída&quot;)" calcext:base-cell-address="formulario.A16"/>
          </calcext:conditional-format>
          <calcext:conditional-format calcext:target-range-address="formulario.A15:formulario.A15">
            <calcext:condition calcext:apply-style-name="Sem título5" calcext:value="formula-is([.$B14]=&quot;Entrada&quot;)" calcext:base-cell-address="formulario.A15"/>
            <calcext:condition calcext:apply-style-name="Sem título6" calcext:value="formula-is([.$B14]=&quot;Saída&quot;)" calcext:base-cell-address="formulario.A15"/>
          </calcext:conditional-format>
          <calcext:conditional-format calcext:target-range-address="formulario.C7:formulario.C1539">
            <calcext:condition calcext:apply-style-name="Sem título5" calcext:value="formula-is([#REF!]=&quot;Entrada&quot;)" calcext:base-cell-address="formulario.C7"/>
            <calcext:condition calcext:apply-style-name="Sem título6" calcext:value="formula-is([#REF!]=&quot;Saída&quot;)" calcext:base-cell-address="formulario.C7"/>
          </calcext:conditional-format>
          <calcext:conditional-format calcext:target-range-address="formulario.D7:formulario.D1668">
            <calcext:condition calcext:apply-style-name="Sem título5" calcext:value="formula-is([#REF!]=&quot;Entrada&quot;)" calcext:base-cell-address="formulario.D7"/>
            <calcext:condition calcext:apply-style-name="Sem título6" calcext:value="formula-is([#REF!]=&quot;Saída&quot;)" calcext:base-cell-address="formulario.D7"/>
          </calcext:conditional-format>
        </calcext:conditional-formats>
      </table:table>
      <table:table table:name="Classificacao" table:style-name="ta1">
        <table:table-column table:style-name="co8" table:number-columns-repeated="2" table:default-cell-style-name="Default"/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Fixa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Variável</text:p>
          </table:table-cell>
        </table:table-row>
      </table:table>
      <table:table table:name="Categoria" table:style-name="ta1">
        <table:table-column table:style-name="co8" table:default-cell-style-name="Default"/>
        <table:table-column table:style-name="co9" table:default-cell-style-name="Default"/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Habitação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Saúde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Educação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Transporte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Lazer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Pessoais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Prestação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Tarifas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Renda Larissa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Renda Adamo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Renda Extra Larissa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Renda Extra Adamo</text:p>
          </table:table-cell>
        </table:table-row>
      </table:table>
      <table:table table:name="orcamento" table:style-name="ta1">
        <table:table-column table:style-name="co8" table:default-cell-style-name="Default"/>
        <table:table-column table:style-name="co10" table:default-cell-style-name="ce26"/>
        <table:table-column table:style-name="co10" table:default-cell-style-name="Default"/>
        <table:table-column table:style-name="co8" table:number-columns-repeated="10" table:default-cell-style-name="Default"/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luguel</text:p>
          </table:table-cell>
          <table:table-cell table:content-validation-name="val8" office:value-type="string" calcext:value-type="string">
            <text:p>Habitação</text:p>
          </table:table-cell>
          <table:table-cell table:content-validation-name="val9" office:value-type="string" calcext:value-type="string">
            <text:p>Fixa</text:p>
          </table:table-cell>
          <table:table-cell table:content-validation-name="val10" office:value-type="string" calcext:value-type="string">
            <text:p>Saída</text:p>
          </table:table-cell>
          <table:table-cell office:value-type="float" office:value="1520" calcext:value-type="float">
            <text:p>1520</text:p>
          </table:table-cell>
          <table:table-cell table:number-columns-repeated="2"/>
          <table:table-cell office:value-type="string" calcext:value-type="string">
            <text:p>Saida</text:p>
          </table:table-cell>
          <table:table-cell office:value-type="string" calcext:value-type="string">
            <text:p>Entrada</text:p>
          </table:table-cell>
          <table:table-cell table:number-columns-repeated="3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Luz</text:p>
          </table:table-cell>
          <table:table-cell table:content-validation-name="val8" office:value-type="string" calcext:value-type="string">
            <text:p>Habitação</text:p>
          </table:table-cell>
          <table:table-cell table:content-validation-name="val9" office:value-type="string" calcext:value-type="string">
            <text:p>Fixa</text:p>
          </table:table-cell>
          <table:table-cell table:content-validation-name="val10" office:value-type="string" calcext:value-type="string">
            <text:p>Saída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table:formula="of:=IF([.E1]=&quot;Saída&quot;;[.F1];0)" office:value-type="float" office:value="1520" calcext:value-type="float">
            <text:p>1520</text:p>
          </table:table-cell>
          <table:table-cell table:formula="of:=IF([.E1]=&quot;Entrada&quot;;[.F1];0)" office:value-type="float" office:value="0" calcext:value-type="float">
            <text:p>0</text:p>
          </table:table-cell>
          <table:table-cell/>
          <table:table-cell office:value-type="string" calcext:value-type="string">
            <text:p>Total Entrada</text:p>
          </table:table-cell>
          <table:table-cell table:formula="of:=SUM([.J2:.J184])" office:value-type="float" office:value="4550" calcext:value-type="float">
            <text:p>455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Água</text:p>
          </table:table-cell>
          <table:table-cell table:content-validation-name="val8" office:value-type="string" calcext:value-type="string">
            <text:p>Habitação</text:p>
          </table:table-cell>
          <table:table-cell table:content-validation-name="val9" office:value-type="string" calcext:value-type="string">
            <text:p>Fixa</text:p>
          </table:table-cell>
          <table:table-cell table:content-validation-name="val10" office:value-type="string" calcext:value-type="string">
            <text:p>Saída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F([.E2]=&quot;Saída&quot;;[.F2];0)" office:value-type="float" office:value="260" calcext:value-type="float">
            <text:p>260</text:p>
          </table:table-cell>
          <table:table-cell table:formula="of:=IF([.E2]=&quot;Entrada&quot;;[.F2];0)" office:value-type="float" office:value="0" calcext:value-type="float">
            <text:p>0</text:p>
          </table:table-cell>
          <table:table-cell/>
          <table:table-cell office:value-type="string" calcext:value-type="string">
            <text:p>Total Saida</text:p>
          </table:table-cell>
          <table:table-cell table:formula="of:=SUM([.I2:.I74])" office:value-type="float" office:value="2935" calcext:value-type="float">
            <text:p>2935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Internet</text:p>
          </table:table-cell>
          <table:table-cell table:content-validation-name="val8" office:value-type="string" calcext:value-type="string">
            <text:p>Habitação</text:p>
          </table:table-cell>
          <table:table-cell table:content-validation-name="val9" office:value-type="string" calcext:value-type="string">
            <text:p>Fixa</text:p>
          </table:table-cell>
          <table:table-cell table:content-validation-name="val10" office:value-type="string" calcext:value-type="string">
            <text:p>Saída</text:p>
          </table:table-cell>
          <table:table-cell office:value-type="float" office:value="230" calcext:value-type="float">
            <text:p>230</text:p>
          </table:table-cell>
          <table:table-cell table:number-columns-repeated="2"/>
          <table:table-cell table:formula="of:=IF([.E3]=&quot;Saída&quot;;[.F3];0)" office:value-type="float" office:value="70" calcext:value-type="float">
            <text:p>70</text:p>
          </table:table-cell>
          <table:table-cell table:formula="of:=IF([.E3]=&quot;Entrada&quot;;[.F3];0)" office:value-type="float" office:value="0" calcext:value-type="float">
            <text:p>0</text:p>
          </table:table-cell>
          <table:table-cell/>
          <table:table-cell office:value-type="string" calcext:value-type="string">
            <text:p>Receita</text:p>
          </table:table-cell>
          <table:table-cell table:formula="of:=[.M2]-[.M3]" office:value-type="float" office:value="1615" calcext:value-type="float">
            <text:p>1615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Mercado</text:p>
          </table:table-cell>
          <table:table-cell table:content-validation-name="val8" office:value-type="string" calcext:value-type="string">
            <text:p>Habitação</text:p>
          </table:table-cell>
          <table:table-cell table:content-validation-name="val9" office:value-type="string" calcext:value-type="string">
            <text:p>Fixa</text:p>
          </table:table-cell>
          <table:table-cell table:content-validation-name="val10" office:value-type="string" calcext:value-type="string">
            <text:p>Saída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IF([.E4]=&quot;Saída&quot;;[.F4];0)" office:value-type="float" office:value="230" calcext:value-type="float">
            <text:p>230</text:p>
          </table:table-cell>
          <table:table-cell table:formula="of:=IF([.E4]=&quot;Entrada&quot;;[.F4];0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Plano de Saúde</text:p>
          </table:table-cell>
          <table:table-cell table:content-validation-name="val8" office:value-type="string" calcext:value-type="string">
            <text:p>Saúde</text:p>
          </table:table-cell>
          <table:table-cell table:content-validation-name="val9" office:value-type="string" calcext:value-type="string">
            <text:p>Fixa</text:p>
          </table:table-cell>
          <table:table-cell table:content-validation-name="val10" office:value-type="string" calcext:value-type="string">
            <text:p>Saída</text:p>
          </table:table-cell>
          <table:table-cell table:number-columns-repeated="3"/>
          <table:table-cell table:formula="of:=IF([.E5]=&quot;Saída&quot;;[.F5];0)" office:value-type="float" office:value="500" calcext:value-type="float">
            <text:p>500</text:p>
          </table:table-cell>
          <table:table-cell table:formula="of:=IF([.E5]=&quot;Entrada&quot;;[.F5];0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Fonoaudiólogo</text:p>
          </table:table-cell>
          <table:table-cell table:content-validation-name="val8" office:value-type="string" calcext:value-type="string">
            <text:p>Saúde</text:p>
          </table:table-cell>
          <table:table-cell table:content-validation-name="val9" office:value-type="string" calcext:value-type="string">
            <text:p>Variável</text:p>
          </table:table-cell>
          <table:table-cell table:content-validation-name="val10" office:value-type="string" calcext:value-type="string">
            <text:p>Saída</text:p>
          </table:table-cell>
          <table:table-cell table:number-columns-repeated="3"/>
          <table:table-cell table:formula="of:=IF([.E6]=&quot;Saída&quot;;[.F6];0)" office:value-type="float" office:value="0" calcext:value-type="float">
            <text:p>0</text:p>
          </table:table-cell>
          <table:table-cell table:formula="of:=IF([.E6]=&quot;Entrada&quot;;[.F6];0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Psicólogo</text:p>
          </table:table-cell>
          <table:table-cell table:content-validation-name="val8" office:value-type="string" calcext:value-type="string">
            <text:p>Saúde</text:p>
          </table:table-cell>
          <table:table-cell table:content-validation-name="val9" office:value-type="string" calcext:value-type="string">
            <text:p>Variável</text:p>
          </table:table-cell>
          <table:table-cell table:content-validation-name="val10" office:value-type="string" calcext:value-type="string">
            <text:p>Saída</text:p>
          </table:table-cell>
          <table:table-cell table:number-columns-repeated="3"/>
          <table:table-cell table:formula="of:=IF([.E7]=&quot;Saída&quot;;[.F7];0)" office:value-type="float" office:value="0" calcext:value-type="float">
            <text:p>0</text:p>
          </table:table-cell>
          <table:table-cell table:formula="of:=IF([.E7]=&quot;Entrada&quot;;[.F7];0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Dentista</text:p>
          </table:table-cell>
          <table:table-cell table:content-validation-name="val8" office:value-type="string" calcext:value-type="string">
            <text:p>Prestação</text:p>
          </table:table-cell>
          <table:table-cell table:content-validation-name="val9" office:value-type="string" calcext:value-type="string">
            <text:p>Variável</text:p>
          </table:table-cell>
          <table:table-cell table:content-validation-name="val10" office:value-type="string" calcext:value-type="string">
            <text:p>Saída</text:p>
          </table:table-cell>
          <table:table-cell table:number-columns-repeated="3"/>
          <table:table-cell table:formula="of:=IF([.E8]=&quot;Saída&quot;;[.F8];0)" office:value-type="float" office:value="0" calcext:value-type="float">
            <text:p>0</text:p>
          </table:table-cell>
          <table:table-cell table:formula="of:=IF([.E8]=&quot;Entrada&quot;;[.F8];0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Livro</text:p>
          </table:table-cell>
          <table:table-cell table:content-validation-name="val8" office:value-type="string" calcext:value-type="string">
            <text:p>Educação</text:p>
          </table:table-cell>
          <table:table-cell table:content-validation-name="val9" office:value-type="string" calcext:value-type="string">
            <text:p>Variável</text:p>
          </table:table-cell>
          <table:table-cell table:content-validation-name="val10" office:value-type="string" calcext:value-type="string">
            <text:p>Saída</text:p>
          </table:table-cell>
          <table:table-cell table:number-columns-repeated="3"/>
          <table:table-cell table:formula="of:=IF([.E9]=&quot;Saída&quot;;[.F9];0)" office:value-type="float" office:value="0" calcext:value-type="float">
            <text:p>0</text:p>
          </table:table-cell>
          <table:table-cell table:formula="of:=IF([.E9]=&quot;Entrada&quot;;[.F9];0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Curso</text:p>
          </table:table-cell>
          <table:table-cell table:content-validation-name="val8" office:value-type="string" calcext:value-type="string">
            <text:p>Educação</text:p>
          </table:table-cell>
          <table:table-cell table:content-validation-name="val9" office:value-type="string" calcext:value-type="string">
            <text:p>Variável</text:p>
          </table:table-cell>
          <table:table-cell table:content-validation-name="val10" office:value-type="string" calcext:value-type="string">
            <text:p>Saída</text:p>
          </table:table-cell>
          <table:table-cell table:number-columns-repeated="3"/>
          <table:table-cell table:formula="of:=IF([.E10]=&quot;Saída&quot;;[.F10];0)" office:value-type="float" office:value="0" calcext:value-type="float">
            <text:p>0</text:p>
          </table:table-cell>
          <table:table-cell table:formula="of:=IF([.E10]=&quot;Entrada&quot;;[.F10];0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Faculdade</text:p>
          </table:table-cell>
          <table:table-cell table:content-validation-name="val8" office:value-type="string" calcext:value-type="string">
            <text:p>Educação</text:p>
          </table:table-cell>
          <table:table-cell table:content-validation-name="val9" office:value-type="string" calcext:value-type="string">
            <text:p>Fixa</text:p>
          </table:table-cell>
          <table:table-cell table:content-validation-name="val10" office:value-type="string" calcext:value-type="string">
            <text:p>Saída</text:p>
          </table:table-cell>
          <table:table-cell table:number-columns-repeated="3"/>
          <table:table-cell table:formula="of:=IF([.E11]=&quot;Saída&quot;;[.F11];0)" office:value-type="float" office:value="0" calcext:value-type="float">
            <text:p>0</text:p>
          </table:table-cell>
          <table:table-cell table:formula="of:=IF([.E11]=&quot;Entrada&quot;;[.F11];0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Material Escolar</text:p>
          </table:table-cell>
          <table:table-cell table:content-validation-name="val8" office:value-type="string" calcext:value-type="string">
            <text:p>Educação</text:p>
          </table:table-cell>
          <table:table-cell table:content-validation-name="val9" office:value-type="string" calcext:value-type="string">
            <text:p>Variável</text:p>
          </table:table-cell>
          <table:table-cell table:content-validation-name="val10" office:value-type="string" calcext:value-type="string">
            <text:p>Saída</text:p>
          </table:table-cell>
          <table:table-cell table:number-columns-repeated="3"/>
          <table:table-cell table:formula="of:=IF([.E12]=&quot;Saída&quot;;[.F12];0)" office:value-type="float" office:value="0" calcext:value-type="float">
            <text:p>0</text:p>
          </table:table-cell>
          <table:table-cell table:formula="of:=IF([.E12]=&quot;Entrada&quot;;[.F12];0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Escola</text:p>
          </table:table-cell>
          <table:table-cell table:content-validation-name="val8" office:value-type="string" calcext:value-type="string">
            <text:p>Educação</text:p>
          </table:table-cell>
          <table:table-cell table:content-validation-name="val9" office:value-type="string" calcext:value-type="string">
            <text:p>Fixa</text:p>
          </table:table-cell>
          <table:table-cell table:content-validation-name="val10" office:value-type="string" calcext:value-type="string">
            <text:p>Saída</text:p>
          </table:table-cell>
          <table:table-cell table:number-columns-repeated="3"/>
          <table:table-cell table:formula="of:=IF([.E13]=&quot;Saída&quot;;[.F13];0)" office:value-type="float" office:value="0" calcext:value-type="float">
            <text:p>0</text:p>
          </table:table-cell>
          <table:table-cell table:formula="of:=IF([.E13]=&quot;Entrada&quot;;[.F13];0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Combustível</text:p>
          </table:table-cell>
          <table:table-cell table:content-validation-name="val8" office:value-type="string" calcext:value-type="string">
            <text:p>Transporte</text:p>
          </table:table-cell>
          <table:table-cell table:content-validation-name="val9" office:value-type="string" calcext:value-type="string">
            <text:p>Fixa</text:p>
          </table:table-cell>
          <table:table-cell table:content-validation-name="val10" office:value-type="string" calcext:value-type="string">
            <text:p>Saída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table:formula="of:=IF([.E14]=&quot;Saída&quot;;[.F14];0)" office:value-type="float" office:value="0" calcext:value-type="float">
            <text:p>0</text:p>
          </table:table-cell>
          <table:table-cell table:formula="of:=IF([.E14]=&quot;Entrada&quot;;[.F14];0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Manutenção</text:p>
          </table:table-cell>
          <table:table-cell table:content-validation-name="val8" office:value-type="string" calcext:value-type="string">
            <text:p>Transporte</text:p>
          </table:table-cell>
          <table:table-cell table:content-validation-name="val9" office:value-type="string" calcext:value-type="string">
            <text:p>Variável</text:p>
          </table:table-cell>
          <table:table-cell table:content-validation-name="val10" office:value-type="string" calcext:value-type="string">
            <text:p>Saída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IF([.E15]=&quot;Saída&quot;;[.F15];0)" office:value-type="float" office:value="280" calcext:value-type="float">
            <text:p>280</text:p>
          </table:table-cell>
          <table:table-cell table:formula="of:=IF([.E15]=&quot;Entrada&quot;;[.F15];0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Seguro</text:p>
          </table:table-cell>
          <table:table-cell table:content-validation-name="val8" office:value-type="string" calcext:value-type="string">
            <text:p>Transporte</text:p>
          </table:table-cell>
          <table:table-cell table:content-validation-name="val9" office:value-type="string" calcext:value-type="string">
            <text:p>Fixa</text:p>
          </table:table-cell>
          <table:table-cell table:content-validation-name="val10" office:value-type="string" calcext:value-type="string">
            <text:p>Saída</text:p>
          </table:table-cell>
          <table:table-cell table:number-columns-repeated="3"/>
          <table:table-cell table:formula="of:=IF([.E16]=&quot;Saída&quot;;[.F16];0)" office:value-type="float" office:value="40" calcext:value-type="float">
            <text:p>40</text:p>
          </table:table-cell>
          <table:table-cell table:formula="of:=IF([.E16]=&quot;Entrada&quot;;[.F16];0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Viagens</text:p>
          </table:table-cell>
          <table:table-cell table:content-validation-name="val8" office:value-type="string" calcext:value-type="string">
            <text:p>Lazer</text:p>
          </table:table-cell>
          <table:table-cell table:content-validation-name="val9" office:value-type="string" calcext:value-type="string">
            <text:p>Fixa</text:p>
          </table:table-cell>
          <table:table-cell table:content-validation-name="val10" office:value-type="string" calcext:value-type="string">
            <text:p>Saída</text:p>
          </table:table-cell>
          <table:table-cell table:number-columns-repeated="3"/>
          <table:table-cell table:formula="of:=IF([.E17]=&quot;Saída&quot;;[.F17];0)" office:value-type="float" office:value="0" calcext:value-type="float">
            <text:p>0</text:p>
          </table:table-cell>
          <table:table-cell table:formula="of:=IF([.E17]=&quot;Entrada&quot;;[.F17];0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Parques</text:p>
          </table:table-cell>
          <table:table-cell table:content-validation-name="val8" office:value-type="string" calcext:value-type="string">
            <text:p>Lazer</text:p>
          </table:table-cell>
          <table:table-cell table:content-validation-name="val9" office:value-type="string" calcext:value-type="string">
            <text:p>Fixa</text:p>
          </table:table-cell>
          <table:table-cell table:content-validation-name="val10" office:value-type="string" calcext:value-type="string">
            <text:p>Saída</text:p>
          </table:table-cell>
          <table:table-cell table:number-columns-repeated="3"/>
          <table:table-cell table:formula="of:=IF([.E18]=&quot;Saída&quot;;[.F18];0)" office:value-type="float" office:value="0" calcext:value-type="float">
            <text:p>0</text:p>
          </table:table-cell>
          <table:table-cell table:formula="of:=IF([.E18]=&quot;Entrada&quot;;[.F18];0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Festas</text:p>
          </table:table-cell>
          <table:table-cell table:content-validation-name="val8" office:value-type="string" calcext:value-type="string">
            <text:p>Lazer</text:p>
          </table:table-cell>
          <table:table-cell table:content-validation-name="val9" office:value-type="string" calcext:value-type="string">
            <text:p>Variável</text:p>
          </table:table-cell>
          <table:table-cell table:content-validation-name="val10" office:value-type="string" calcext:value-type="string">
            <text:p>Saída</text:p>
          </table:table-cell>
          <table:table-cell table:number-columns-repeated="3"/>
          <table:table-cell table:formula="of:=IF([.E19]=&quot;Saída&quot;;[.F19];0)" office:value-type="float" office:value="0" calcext:value-type="float">
            <text:p>0</text:p>
          </table:table-cell>
          <table:table-cell table:formula="of:=IF([.E19]=&quot;Entrada&quot;;[.F19];0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Adamo</text:p>
          </table:table-cell>
          <table:table-cell table:content-validation-name="val8" office:value-type="string" calcext:value-type="string">
            <text:p>Pessoais</text:p>
          </table:table-cell>
          <table:table-cell table:content-validation-name="val9" office:value-type="string" calcext:value-type="string">
            <text:p>Fixa</text:p>
          </table:table-cell>
          <table:table-cell table:content-validation-name="val10" office:value-type="string" calcext:value-type="string">
            <text:p>Saída</text:p>
          </table:table-cell>
          <table:table-cell table:number-columns-repeated="3"/>
          <table:table-cell table:formula="of:=IF([.E20]=&quot;Saída&quot;;[.F20];0)" office:value-type="float" office:value="0" calcext:value-type="float">
            <text:p>0</text:p>
          </table:table-cell>
          <table:table-cell table:formula="of:=IF([.E20]=&quot;Entrada&quot;;[.F20];0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Larissa</text:p>
          </table:table-cell>
          <table:table-cell table:content-validation-name="val8" office:value-type="string" calcext:value-type="string">
            <text:p>Pessoais</text:p>
          </table:table-cell>
          <table:table-cell table:content-validation-name="val9" office:value-type="string" calcext:value-type="string">
            <text:p>Fixa</text:p>
          </table:table-cell>
          <table:table-cell table:content-validation-name="val10" office:value-type="string" calcext:value-type="string">
            <text:p>Saída</text:p>
          </table:table-cell>
          <table:table-cell table:number-columns-repeated="3"/>
          <table:table-cell table:formula="of:=IF([.E21]=&quot;Saída&quot;;[.F21];0)" office:value-type="float" office:value="0" calcext:value-type="float">
            <text:p>0</text:p>
          </table:table-cell>
          <table:table-cell table:formula="of:=IF([.E21]=&quot;Entrada&quot;;[.F21];0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Bia</text:p>
          </table:table-cell>
          <table:table-cell table:content-validation-name="val8" office:value-type="string" calcext:value-type="string">
            <text:p>Pessoais</text:p>
          </table:table-cell>
          <table:table-cell table:content-validation-name="val9" office:value-type="string" calcext:value-type="string">
            <text:p>Fixa</text:p>
          </table:table-cell>
          <table:table-cell table:content-validation-name="val10" office:value-type="string" calcext:value-type="string">
            <text:p>Saída</text:p>
          </table:table-cell>
          <table:table-cell table:number-columns-repeated="3"/>
          <table:table-cell table:formula="of:=IF([.E22]=&quot;Saída&quot;;[.F22];0)" office:value-type="float" office:value="0" calcext:value-type="float">
            <text:p>0</text:p>
          </table:table-cell>
          <table:table-cell table:formula="of:=IF([.E22]=&quot;Entrada&quot;;[.F22];0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Duda</text:p>
          </table:table-cell>
          <table:table-cell table:content-validation-name="val8" office:value-type="string" calcext:value-type="string">
            <text:p>Pessoais</text:p>
          </table:table-cell>
          <table:table-cell table:content-validation-name="val9" office:value-type="string" calcext:value-type="string">
            <text:p>Fixa</text:p>
          </table:table-cell>
          <table:table-cell table:content-validation-name="val10" office:value-type="string" calcext:value-type="string">
            <text:p>Saída</text:p>
          </table:table-cell>
          <table:table-cell table:number-columns-repeated="3"/>
          <table:table-cell table:formula="of:=IF([.E23]=&quot;Saída&quot;;[.F23];0)" office:value-type="float" office:value="0" calcext:value-type="float">
            <text:p>0</text:p>
          </table:table-cell>
          <table:table-cell table:formula="of:=IF([.E23]=&quot;Entrada&quot;;[.F23];0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TV</text:p>
          </table:table-cell>
          <table:table-cell table:content-validation-name="val8" office:value-type="string" calcext:value-type="string">
            <text:p>Prestação</text:p>
          </table:table-cell>
          <table:table-cell table:content-validation-name="val9" office:value-type="string" calcext:value-type="string">
            <text:p>Variável</text:p>
          </table:table-cell>
          <table:table-cell table:content-validation-name="val10" office:value-type="string" calcext:value-type="string">
            <text:p>Saída</text:p>
          </table:table-cell>
          <table:table-cell table:number-columns-repeated="3"/>
          <table:table-cell table:formula="of:=IF([.E24]=&quot;Saída&quot;;[.F24];0)" office:value-type="float" office:value="0" calcext:value-type="float">
            <text:p>0</text:p>
          </table:table-cell>
          <table:table-cell table:formula="of:=IF([.E24]=&quot;Entrada&quot;;[.F24];0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Computador</text:p>
          </table:table-cell>
          <table:table-cell table:content-validation-name="val8" office:value-type="string" calcext:value-type="string">
            <text:p>Prestação</text:p>
          </table:table-cell>
          <table:table-cell table:content-validation-name="val9" office:value-type="string" calcext:value-type="string">
            <text:p>Variável</text:p>
          </table:table-cell>
          <table:table-cell table:content-validation-name="val10" office:value-type="string" calcext:value-type="string">
            <text:p>Saída</text:p>
          </table:table-cell>
          <table:table-cell table:number-columns-repeated="3"/>
          <table:table-cell table:formula="of:=IF([.E25]=&quot;Saída&quot;;[.F25];0)" office:value-type="float" office:value="0" calcext:value-type="float">
            <text:p>0</text:p>
          </table:table-cell>
          <table:table-cell table:formula="of:=IF([.E25]=&quot;Entrada&quot;;[.F25];0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Cama</text:p>
          </table:table-cell>
          <table:table-cell table:content-validation-name="val8" office:value-type="string" calcext:value-type="string">
            <text:p>Prestação</text:p>
          </table:table-cell>
          <table:table-cell table:content-validation-name="val9" office:value-type="string" calcext:value-type="string">
            <text:p>Variável</text:p>
          </table:table-cell>
          <table:table-cell table:content-validation-name="val10" office:value-type="string" calcext:value-type="string">
            <text:p>Saída</text:p>
          </table:table-cell>
          <table:table-cell table:number-columns-repeated="3"/>
          <table:table-cell table:formula="of:=IF([.E26]=&quot;Saída&quot;;[.F26];0)" office:value-type="float" office:value="0" calcext:value-type="float">
            <text:p>0</text:p>
          </table:table-cell>
          <table:table-cell table:formula="of:=IF([.E26]=&quot;Entrada&quot;;[.F26];0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Microondas</text:p>
          </table:table-cell>
          <table:table-cell table:content-validation-name="val8" office:value-type="string" calcext:value-type="string">
            <text:p>Prestação</text:p>
          </table:table-cell>
          <table:table-cell table:content-validation-name="val9" office:value-type="string" calcext:value-type="string">
            <text:p>Variável</text:p>
          </table:table-cell>
          <table:table-cell table:content-validation-name="val10" office:value-type="string" calcext:value-type="string">
            <text:p>Saída</text:p>
          </table:table-cell>
          <table:table-cell table:number-columns-repeated="3"/>
          <table:table-cell table:formula="of:=IF([.E27]=&quot;Saída&quot;;[.F27];0)" office:value-type="float" office:value="0" calcext:value-type="float">
            <text:p>0</text:p>
          </table:table-cell>
          <table:table-cell table:formula="of:=IF([.E27]=&quot;Entrada&quot;;[.F27];0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Conta Corrente</text:p>
          </table:table-cell>
          <table:table-cell table:content-validation-name="val8" office:value-type="string" calcext:value-type="string">
            <text:p>Saúde</text:p>
          </table:table-cell>
          <table:table-cell table:content-validation-name="val9" office:value-type="string" calcext:value-type="string">
            <text:p>Fixa</text:p>
          </table:table-cell>
          <table:table-cell table:content-validation-name="val10" office:value-type="string" calcext:value-type="string">
            <text:p>Saída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formula="of:=IF([.E28]=&quot;Saída&quot;;[.F28];0)" office:value-type="float" office:value="0" calcext:value-type="float">
            <text:p>0</text:p>
          </table:table-cell>
          <table:table-cell table:formula="of:=IF([.E28]=&quot;Entrada&quot;;[.F28];0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Salario Adamo</text:p>
          </table:table-cell>
          <table:table-cell table:content-validation-name="val8" office:value-type="string" calcext:value-type="string">
            <text:p>Renda Adamo</text:p>
          </table:table-cell>
          <table:table-cell table:content-validation-name="val9" office:value-type="string" calcext:value-type="string">
            <text:p>Fixa</text:p>
          </table:table-cell>
          <table:table-cell table:content-validation-name="val10" office:value-type="string" calcext:value-type="string">
            <text:p>Entrada</text:p>
          </table:table-cell>
          <table:table-cell office:value-type="float" office:value="1640" calcext:value-type="float">
            <text:p>1640</text:p>
          </table:table-cell>
          <table:table-cell table:number-columns-repeated="2"/>
          <table:table-cell table:formula="of:=IF([.E29]=&quot;Saída&quot;;[.F29];0)" office:value-type="float" office:value="35" calcext:value-type="float">
            <text:p>35</text:p>
          </table:table-cell>
          <table:table-cell table:formula="of:=IF([.E29]=&quot;Entrada&quot;;[.F29];0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31" calcext:value-type="float">
            <text:p>31</text:p>
          </table:table-cell>
          <table:table-cell table:style-name="Default" office:value-type="string" calcext:value-type="string">
            <text:p>Vale Adamo</text:p>
          </table:table-cell>
          <table:table-cell table:content-validation-name="val8" office:value-type="string" calcext:value-type="string">
            <text:p>Renda Adamo</text:p>
          </table:table-cell>
          <table:table-cell table:content-validation-name="val9" office:value-type="string" calcext:value-type="string">
            <text:p>Fixa</text:p>
          </table:table-cell>
          <table:table-cell table:content-validation-name="val10" office:value-type="string" calcext:value-type="string">
            <text:p>Entrada</text:p>
          </table:table-cell>
          <table:table-cell office:value-type="float" office:value="1430" calcext:value-type="float">
            <text:p>1430</text:p>
          </table:table-cell>
          <table:table-cell table:number-columns-repeated="2"/>
          <table:table-cell table:formula="of:=IF([.E30]=&quot;Saída&quot;;[.F30];0)" office:value-type="float" office:value="0" calcext:value-type="float">
            <text:p>0</text:p>
          </table:table-cell>
          <table:table-cell table:formula="of:=IF([.E30]=&quot;Entrada&quot;;[.F30];0)" office:value-type="float" office:value="1640" calcext:value-type="float">
            <text:p>1640</text:p>
          </table:table-cell>
          <table:table-cell table:number-columns-repeated="3"/>
        </table:table-row>
        <table:table-row table:style-name="ro3">
          <table:table-cell office:value-type="float" office:value="32" calcext:value-type="float">
            <text:p>32</text:p>
          </table:table-cell>
          <table:table-cell table:style-name="Default" office:value-type="string" calcext:value-type="string">
            <text:p>Va Adamo</text:p>
          </table:table-cell>
          <table:table-cell table:content-validation-name="val8" office:value-type="string" calcext:value-type="string">
            <text:p>Renda Adamo</text:p>
          </table:table-cell>
          <table:table-cell table:content-validation-name="val9" office:value-type="string" calcext:value-type="string">
            <text:p>Fixa</text:p>
          </table:table-cell>
          <table:table-cell table:content-validation-name="val10" office:value-type="string" calcext:value-type="string">
            <text:p>Entrada</text:p>
          </table:table-cell>
          <table:table-cell office:value-type="float" office:value="380" calcext:value-type="float">
            <text:p>380</text:p>
          </table:table-cell>
          <table:table-cell table:number-columns-repeated="2"/>
          <table:table-cell table:formula="of:=IF([.E31]=&quot;Saída&quot;;[.F31];0)" office:value-type="float" office:value="0" calcext:value-type="float">
            <text:p>0</text:p>
          </table:table-cell>
          <table:table-cell table:formula="of:=IF([.E31]=&quot;Entrada&quot;;[.F31];0)" office:value-type="float" office:value="1430" calcext:value-type="float">
            <text:p>1430</text:p>
          </table:table-cell>
          <table:table-cell table:number-columns-repeated="3"/>
        </table:table-row>
        <table:table-row table:style-name="ro3">
          <table:table-cell office:value-type="float" office:value="33" calcext:value-type="float">
            <text:p>33</text:p>
          </table:table-cell>
          <table:table-cell table:style-name="Default" office:value-type="string" calcext:value-type="string">
            <text:p>Salario Larissa</text:p>
          </table:table-cell>
          <table:table-cell table:content-validation-name="val8" office:value-type="string" calcext:value-type="string">
            <text:p>Renda Larissa</text:p>
          </table:table-cell>
          <table:table-cell table:content-validation-name="val9" office:value-type="string" calcext:value-type="string">
            <text:p>Fixa</text:p>
          </table:table-cell>
          <table:table-cell table:content-validation-name="val10" office:value-type="string" calcext:value-type="string">
            <text:p>Entrada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IF([.E32]=&quot;Saída&quot;;[.F32];0)" office:value-type="float" office:value="0" calcext:value-type="float">
            <text:p>0</text:p>
          </table:table-cell>
          <table:table-cell table:formula="of:=IF([.E32]=&quot;Entrada&quot;;[.F32];0)" office:value-type="float" office:value="380" calcext:value-type="float">
            <text:p>380</text:p>
          </table:table-cell>
          <table:table-cell table:number-columns-repeated="3"/>
        </table:table-row>
        <table:table-row table:style-name="ro3">
          <table:table-cell office:value-type="float" office:value="34" calcext:value-type="float">
            <text:p>34</text:p>
          </table:table-cell>
          <table:table-cell table:style-name="Default" office:value-type="string" calcext:value-type="string">
            <text:p>Vale Larissa</text:p>
          </table:table-cell>
          <table:table-cell table:content-validation-name="val8" office:value-type="string" calcext:value-type="string">
            <text:p>Renda Larissa</text:p>
          </table:table-cell>
          <table:table-cell table:content-validation-name="val9" office:value-type="string" calcext:value-type="string">
            <text:p>Fixa</text:p>
          </table:table-cell>
          <table:table-cell table:content-validation-name="val10" office:value-type="string" calcext:value-type="string">
            <text:p>Entrada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table:formula="of:=IF([.E33]=&quot;Saída&quot;;[.F33];0)" office:value-type="float" office:value="0" calcext:value-type="float">
            <text:p>0</text:p>
          </table:table-cell>
          <table:table-cell table:formula="of:=IF([.E33]=&quot;Entrada&quot;;[.F33];0)" office:value-type="float" office:value="700" calcext:value-type="float">
            <text:p>700</text:p>
          </table:table-cell>
          <table:table-cell table:number-columns-repeated="3"/>
        </table:table-row>
        <table:table-row table:style-name="ro3">
          <table:table-cell/>
          <table:table-cell table:style-name="Default"/>
          <table:table-cell/>
          <table:table-cell table:content-validation-name="val9"/>
          <table:table-cell table:content-validation-name="val10"/>
          <table:table-cell table:number-columns-repeated="3"/>
          <table:table-cell table:formula="of:=IF([.E34]=&quot;Saída&quot;;[.F34];0)" office:value-type="float" office:value="0" calcext:value-type="float">
            <text:p>0</text:p>
          </table:table-cell>
          <table:table-cell table:formula="of:=IF([.E34]=&quot;Entrada&quot;;[.F34];0)" office:value-type="float" office:value="400" calcext:value-type="float">
            <text:p>400</text:p>
          </table:table-cell>
          <table:table-cell table:number-columns-repeated="3"/>
        </table:table-row>
        <table:table-row table:style-name="ro3">
          <table:table-cell/>
          <table:table-cell table:style-name="Default"/>
          <table:table-cell table:number-columns-repeated="6"/>
          <table:table-cell table:formula="of:=IF([.E35]=&quot;Saída&quot;;[.F35];0)" office:value-type="float" office:value="0" calcext:value-type="float">
            <text:p>0</text:p>
          </table:table-cell>
          <table:table-cell table:formula="of:=IF([.E35]=&quot;Entrada&quot;;[.F35];0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style-name="Default"/>
          <table:table-cell table:number-columns-repeated="6"/>
          <table:table-cell table:formula="of:=IF([.E36]=&quot;Saída&quot;;[.F36];0)" office:value-type="float" office:value="0" calcext:value-type="float">
            <text:p>0</text:p>
          </table:table-cell>
          <table:table-cell table:formula="of:=IF([.E36]=&quot;Entrada&quot;;[.F36];0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style-name="Default"/>
          <table:table-cell table:number-columns-repeated="6"/>
          <table:table-cell table:formula="of:=IF([.E37]=&quot;Saída&quot;;[.F37];0)" office:value-type="float" office:value="0" calcext:value-type="float">
            <text:p>0</text:p>
          </table:table-cell>
          <table:table-cell table:formula="of:=IF([.E37]=&quot;Entrada&quot;;[.F37];0)" office:value-type="float" office:value="0" calcext:value-type="float">
            <text:p>0</text:p>
          </table:table-cell>
          <table:table-cell table:number-columns-repeated="3"/>
        </table:table-row>
      </table:table>
      <table:table table:name="origem-destino" table:style-name="ta1">
        <table:table-column table:style-name="co8" table:default-cell-style-name="Default"/>
        <table:table-column table:style-name="co11" table:default-cell-style-name="Default"/>
        <table:table-row table:style-name="ro3">
          <table:table-cell/>
          <table:table-cell office:value-type="string" calcext:value-type="string">
            <text:p>Mais Revestimentos</text:p>
          </table:table-cell>
        </table:table-row>
        <table:table-row table:style-name="ro3">
          <table:table-cell/>
          <table:table-cell office:value-type="string" calcext:value-type="string">
            <text:p>Agencia Reinno</text:p>
          </table:table-cell>
        </table:table-row>
        <table:table-row table:style-name="ro3">
          <table:table-cell/>
          <table:table-cell office:value-type="string" calcext:value-type="string">
            <text:p>Site Lava Jato</text:p>
          </table:table-cell>
        </table:table-row>
        <table:table-row table:style-name="ro3">
          <table:table-cell/>
          <table:table-cell office:value-type="string" calcext:value-type="string">
            <text:p>Retorno Investimento</text:p>
          </table:table-cell>
        </table:table-row>
        <table:table-row table:style-name="ro3">
          <table:table-cell/>
          <table:table-cell office:value-type="string" calcext:value-type="string">
            <text:p>Conta de Luz</text:p>
          </table:table-cell>
        </table:table-row>
        <table:table-row table:style-name="ro3">
          <table:table-cell/>
          <table:table-cell office:value-type="string" calcext:value-type="string">
            <text:p>Conta de Água</text:p>
          </table:table-cell>
        </table:table-row>
        <table:table-row table:style-name="ro3">
          <table:table-cell/>
          <table:table-cell office:value-type="string" calcext:value-type="string">
            <text:p>Internet</text:p>
          </table:table-cell>
        </table:table-row>
        <table:table-row table:style-name="ro3">
          <table:table-cell/>
          <table:table-cell office:value-type="string" calcext:value-type="string">
            <text:p>Gás</text:p>
          </table:table-cell>
        </table:table-row>
        <table:table-row table:style-name="ro3">
          <table:table-cell/>
          <table:table-cell office:value-type="string" calcext:value-type="string">
            <text:p>Mercado</text:p>
          </table:table-cell>
        </table:table-row>
        <table:table-row table:style-name="ro3">
          <table:table-cell/>
          <table:table-cell office:value-type="string" calcext:value-type="string">
            <text:p>Restaurante</text:p>
          </table:table-cell>
        </table:table-row>
        <table:table-row table:style-name="ro3">
          <table:table-cell/>
          <table:table-cell office:value-type="string" calcext:value-type="string">
            <text:p>Boleto Televisão</text:p>
          </table:table-cell>
        </table:table-row>
        <table:table-row table:style-name="ro3">
          <table:table-cell/>
          <table:table-cell office:value-type="string" calcext:value-type="string">
            <text:p>Plano de Saúde</text:p>
          </table:table-cell>
        </table:table-row>
        <table:table-row table:style-name="ro3">
          <table:table-cell/>
          <table:table-cell office:value-type="string" calcext:value-type="string">
            <text:p>Remédio</text:p>
          </table:table-cell>
        </table:table-row>
        <table:table-row table:style-name="ro3">
          <table:table-cell/>
          <table:table-cell office:value-type="string" calcext:value-type="string">
            <text:p>Viagem</text:p>
          </table:table-cell>
        </table:table-row>
      </table:table>
      <table:table table:name="fluxo" table:style-name="ta1">
        <table:table-column table:style-name="co8" table:default-cell-style-name="Default"/>
        <table:table-row table:style-name="ro3">
          <table:table-cell office:value-type="string" calcext:value-type="string">
            <text:p>Entrada</text:p>
          </table:table-cell>
        </table:table-row>
        <table:table-row table:style-name="ro3">
          <table:table-cell office:value-type="string" calcext:value-type="string">
            <text:p>Saída</text:p>
          </table:table-cell>
        </table:table-row>
      </table:table>
      <table:named-expressions/>
      <table:database-ranges>
        <table:database-range table:name="categoria" table:target-range-address="Categoria.B1:Categoria.B1048576" table:on-update-keep-styles="true" table:on-update-keep-size="false"/>
        <table:database-range table:name="classificacao" table:target-range-address="Classificacao.B1:Classificacao.B1048576" table:on-update-keep-styles="true" table:on-update-keep-size="false"/>
        <table:database-range table:name="Fluxo" table:target-range-address="fluxo.A1:fluxo.A1048576" table:on-update-keep-styles="true" table:on-update-keep-size="false"/>
        <table:database-range table:name="subcat" table:target-range-address="orcamento.B1:orcamento.B1048576" table:on-update-keep-styles="true" table:on-update-keep-size="false"/>
        <table:database-range table:name="__Anonymous_Sheet_DB__0" table:target-range-address="formulario.D4:formulario.D4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08">
      <number:day number:style="long"/>
      <number:text>/</number:text>
      <number:month number:style="long"/>
      <number:text>/yyyy</number:text>
    </number:date-style>
    <number:number-style style:name="N109">
      <number:number number:decimal-places="9" loext:min-decimal-places="9" number:min-integer-digits="1"/>
    </number:number-style>
    <number:number-style style:name="N110">
      <number:number number:decimal-places="8" loext:min-decimal-places="8" number:min-integer-digits="1"/>
    </number:number-style>
    <number:number-style style:name="N111">
      <number:number number:decimal-places="7" loext:min-decimal-places="7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3" loext:min-decimal-places="3" number:min-integer-digits="1"/>
    </number:number-style>
    <number:currency-style style:name="N117P0" style:volatile="true">
      <number:number number:decimal-places="2" loext:min-decimal-places="2" number:min-integer-digits="1" number:grouping="true"/>
      <number:text> </number:text>
      <number:currency-symbol>BRL</number:currency-symbol>
    </number:currency-style>
    <number:currency-style style:name="N117">
      <number:text>-</number:text>
      <number:number number:decimal-places="2" loext:min-decimal-places="2" number:min-integer-digits="1" number:grouping="true"/>
      <number:text> </number:text>
      <number:currency-symbol>BRL</number:currency-symbol>
      <style:map style:condition="value()&gt;=0" style:apply-style-name="N11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em_20_título1" style:display-name="Sem título1" style:family="table-cell" style:parent-style-name="Default">
      <style:table-cell-properties fo:background-color="#00cc00"/>
    </style:style>
    <style:style style:name="Sem_20_título2" style:display-name="Sem título2" style:family="table-cell" style:parent-style-name="Default">
      <style:table-cell-properties fo:background-color="#00cc00"/>
    </style:style>
    <style:style style:name="FormatacaoLinha" style:family="table-cell" style:parent-style-name="Default">
      <style:table-cell-properties fo:background-color="#00cc33" loext:vertical-justify="auto"/>
      <style:paragraph-properties css3t:text-justify="auto"/>
      <style:text-properties fo:color="#ffffff"/>
    </style:style>
    <style:style style:name="Sem_20_título3" style:display-name="Sem título3" style:family="table-cell" style:parent-style-name="Default">
      <style:table-cell-properties fo:background-color="#ff3300"/>
    </style:style>
    <style:style style:name="Sem_20_título4" style:display-name="Sem título4" style:family="table-cell" style:parent-style-name="Default">
      <style:table-cell-properties fo:background-color="#00cc33"/>
      <style:text-properties fo:color="#ffffff" fo:font-weight="bold"/>
    </style:style>
    <style:style style:name="Sem_20_título5" style:display-name="Sem título5" style:family="table-cell" style:parent-style-name="Default">
      <style:table-cell-properties fo:background-color="#ccffff"/>
      <style:text-properties fo:color="#666666" fo:font-weight="bold"/>
    </style:style>
    <style:style style:name="Sem_20_título6" style:display-name="Sem título6" style:family="table-cell" style:parent-style-name="Default">
      <style:table-cell-properties fo:background-color="#ff6666"/>
      <style:text-properties fo:color="#ffffff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31">00/00/0000</text:date>, <text:time style:data-style-name="N2" text:time-value="23:16:14.73259017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22:33:50.825150889</meta:creation-date>
    <dc:date>2019-12-31T01:13:49.742997918</dc:date>
    <meta:editing-duration>PT7H15M43S</meta:editing-duration>
    <meta:editing-cycles>14</meta:editing-cycles>
    <meta:generator>LibreOffice/5.1.6.2$Linux_X86_64 LibreOffice_project/10m0$Build-2</meta:generator>
    <meta:document-statistic meta:table-count="6" meta:cell-count="327" meta:object-count="0"/>
  </office:meta>
</office:document-meta>
</file>